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b4d0"/>
    </style:style>
    <style:style style:name="P2" style:family="paragraph" style:parent-style-name="Standard">
      <style:text-properties officeooo:rsid="0003b4d0" officeooo:paragraph-rsid="0003b4d0"/>
    </style:style>
    <style:style style:name="P3" style:family="paragraph" style:parent-style-name="Standard">
      <style:text-properties officeooo:rsid="0003b4d0" officeooo:paragraph-rsid="0005a436"/>
    </style:style>
    <style:style style:name="P4" style:family="paragraph" style:parent-style-name="Standard">
      <style:text-properties officeooo:rsid="0005a436" officeooo:paragraph-rsid="0005a436"/>
    </style:style>
    <style:style style:name="P5" style:family="paragraph" style:parent-style-name="Standard">
      <style:text-properties officeooo:rsid="0006ec31" officeooo:paragraph-rsid="0006ec31"/>
    </style:style>
    <style:style style:name="P6" style:family="paragraph" style:parent-style-name="Standard">
      <style:text-properties officeooo:rsid="00075418" officeooo:paragraph-rsid="00075418"/>
    </style:style>
    <style:style style:name="T1" style:family="text">
      <style:text-properties officeooo:rsid="0003b4d0"/>
    </style:style>
    <style:style style:name="T2" style:family="text">
      <style:text-properties officeooo:rsid="0005a4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user (</text:p>
      <text:p text:style-name="Standard">id INT NOT NULL PRIMARY KEY AUTO_INCREMENT,</text:p>
      <text:p text:style-name="Standard">login VARCHAR(255) NOT NULL,</text:p>
      <text:p text:style-name="P1">password VARCHAR(255) NOT NULL,</text:p>
      <text:p text:style-name="P1">email VARCHAR(255) NOT NULL,</text:p>
      <text:p text:style-name="Standard">firstname VARCHAR(255) NOT NULL,</text:p>
      <text:p text:style-name="P1">lastname VARCHAR(255) NOT NULL<text:span text:style-name="T1">)</text:span></text:p>
      <text:p text:style-name="P1"><text:span text:style-name="T1">;</text:span></text:p>
      <text:p text:style-name="P1"/>
      <text:p text:style-name="P1"/>
      <text:p text:style-name="P1">CREATE TABLE catalog (</text:p>
      <text:p text:style-name="P1">id INT NOT NULL PRIMARY KEY AUTO_INCREMENT,</text:p>
      <text:p text:style-name="P1">name VARCHAR(255) NOT NULL,</text:p>
      <text:p text:style-name="P2">description VARCHAR(255) NOT NULL,</text:p>
      <text:p text:style-name="P2">photo VARCHAR(510) NOT NULL,<text:line-break/>price FLOAT NOT NULL);</text:p>
      <text:p text:style-name="P2"/>
      <text:p text:style-name="P2"/>
      <text:p text:style-name="P1">CREATE TABLE <text:span text:style-name="T1">orders</text:span> (</text:p>
      <text:p text:style-name="P2">id INT NOT NULL PRIMARY KEY AUTO_INCREMENT,</text:p>
      <text:p text:style-name="P2">creationDate DATETIME NOT NULL,</text:p>
      <text:p text:style-name="P2">productId INT NOT NULL,</text:p>
      <text:p text:style-name="P2">CONSTRAINT ‘fk_catalog’</text:p>
      <text:p text:style-name="P2">FOREIGN KEY (productId) REFERENCES catalog (id)</text:p>
      <text:p text:style-name="P2">ON DELETE CASCADE</text:p>
      <text:p text:style-name="P2">ON UPDATE CASCADE);</text:p>
      <text:p text:style-name="P2"/>
      <text:p text:style-name="P6">CREATE TABLE order_product (</text:p>
      <text:p text:style-name="P6">productId INT NOT NULL,</text:p>
      <text:p text:style-name="P6">orderId INT NOT NULL,</text:p>
      <text:p text:style-name="P6">PRIMARY KEY (productId, orderId),</text:p>
      <text:p text:style-name="P6">FOREIGN KEY (productId)</text:p>
      <text:p text:style-name="P6">REFERENCES catalog(id) ON DELETE <text:s/>CASCADE ON UPDATE <text:s/>CASCADE,</text:p>
      <text:p text:style-name="P6">FOREIGN KEY (orderId)</text:p>
      <text:p text:style-name="P6">REFERENCES orders(id) ON DELETE <text:s/>CASCADE ON UPDATE <text:s/>CASCAD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6:12:14.820937434</meta:creation-date>
    <dc:date>2021-04-13T16:47:55.550603533</dc:date>
    <meta:editing-duration>PT15M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9" meta:word-count="130" meta:character-count="885" meta:non-whitespace-character-count="780"/>
  </office:meta>
</office:document-meta>
</file>